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4.9374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4.9374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 fo:break-before="pag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officeooo:paragraph-rsid="00125cb2"/>
    </style:style>
    <style:style style:name="P1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5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6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7">
      <style:paragraph-properties fo:margin-left="1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5">
      <style:paragraph-properties fo:margin-left="1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25cb2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officeooo:rsid="001458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evin V. Murphy</text:p>
      <text:p text:style-name="P16"><text:span text:style-name="T3">kevin@kvchmurphy.com | </text:span><text:span text:style-name="T2">https://kvchmurphy.com</text:span></text:p>
      <text:p text:style-name="P5"/>
      <text:p text:style-name="P10">Professional Experience</text:p>
      <text:p text:style-name="P12"><text:span text:style-name="T4">Liquid Web, </text:span><text:span text:style-name="T2">Lansing, MI <text:s text:c="84"/>Oct. 2017 - Present</text:span></text:p>
      <text:list xml:id="list2439119916" text:style-name="WWNum3">
        <text:list-item>
          <text:p text:style-name="P18"><text:span text:style-name="T2">Create detail orientated orders for customers <text:s text:c="17"/></text:span><text:span text:style-name="T1">Windows Enterprise Technician</text:span></text:p>
        </text:list-item>
        <text:list-item>
          <text:p text:style-name="P19">Install &amp; Support Microsoft DPM, IIS, SQL, and Active Directory</text:p>
        </text:list-item>
        <text:list-item>
          <text:p text:style-name="P19">Mentor Windows Support Technicians</text:p>
        </text:list-item>
      </text:list>
      <text:p text:style-name="P9"/>
      <text:p text:style-name="P2"><text:span text:style-name="T4">Liquid Web, </text:span><text:span text:style-name="T2">Lansing, MI <text:s text:c="79"/>Dec. 2016 - Oct. 2017</text:span></text:p>
      <text:list xml:id="list150524846698691" text:continue-numbering="true" text:style-name="WWNum3">
        <text:list-item>
          <text:p text:style-name="P23"><text:span text:style-name="T2">Collaborate with internal teams <text:s text:c="42"/></text:span><text:span text:style-name="T1">Windows Support Technician</text:span></text:p>
        </text:list-item>
        <text:list-item>
          <text:p text:style-name="P27">Troubleshoot Plesk Onyx and Windows Servers</text:p>
        </text:list-item>
        <text:list-item>
          <text:p text:style-name="P27">Customer support via live chats, tickets, and phones</text:p>
        </text:list-item>
      </text:list>
      <text:p text:style-name="P7"/>
      <text:p text:style-name="P2"><text:span text:style-name="T4">EmploymentGroup</text:span><text:span text:style-name="T2">, Battle Creek, MI <text:s text:c="59"/>Apr. 2014 - Dec. 2016</text:span></text:p>
      <text:list xml:id="list2567008845" text:style-name="WWNum4">
        <text:list-item>
          <text:p text:style-name="P24"><text:span text:style-name="T2">Level 1 Technical Support <text:s text:c="79"/></text:span><text:span text:style-name="T1">IT Specialist</text:span></text:p>
        </text:list-item>
        <text:list-item>
          <text:p text:style-name="P28">Assisted Lead Systems Engineer </text:p>
        </text:list-item>
        <text:list-item>
          <text:p text:style-name="P28">Infrastructure monitoring with Zenoss</text:p>
        </text:list-item>
        <text:list-item>
          <text:p text:style-name="P28">Infrastructure backups with Veeam and BackupPC</text:p>
        </text:list-item>
        <text:list-item>
          <text:p text:style-name="P28">Took an active role in a migration to new recruiting software</text:p>
        </text:list-item>
        <text:list-item>
          <text:p text:style-name="P28">Created standard operating procedures for new software</text:p>
        </text:list-item>
      </text:list>
      <text:p text:style-name="P6"/>
      <text:p text:style-name="P2"><text:span text:style-name="T4">Calhoun Intermediate School District</text:span><text:span text:style-name="T2">, Marshall, MI <text:s text:c="34"/>Mar. 2013 - Sept. 2013</text:span></text:p>
      <text:list xml:id="list2244710444" text:style-name="WWNum6">
        <text:list-item>
          <text:p text:style-name="P25"><text:span text:style-name="T2">Level 1 Technical Support <text:s text:c="64"/></text:span><text:span text:style-name="T1">Technology Assistant</text:span></text:p>
        </text:list-item>
        <text:list-item>
          <text:p text:style-name="P32">Utilize Windows Deployment Systems</text:p>
        </text:list-item>
        <text:list-item>
          <text:p text:style-name="P32">Configure mobile technical carts for students</text:p>
        </text:list-item>
        <text:list-item>
          <text:p text:style-name="P32">Configure student computer labs</text:p>
        </text:list-item>
      </text:list>
      <text:p text:style-name="P8"/>
      <text:p text:style-name="P3"><text:span text:style-name="T4">PC Consultants of SW MI</text:span><text:span text:style-name="T2">, Battle Creek, MI <text:s text:c="49"/>Jun. 2012 - Dec. 2012</text:span></text:p>
      <text:list xml:id="list1999911806" text:style-name="WWNum10">
        <text:list-item>
          <text:p text:style-name="P26"><text:span text:style-name="T2">Desktop and laptop repair <text:s text:c="64"/></text:span><text:span text:style-name="T1">Computer Technician</text:span></text:p>
        </text:list-item>
        <text:list-item>
          <text:p text:style-name="P33">Data recovery &amp; Virus removal</text:p>
        </text:list-item>
        <text:list-item>
          <text:p text:style-name="P33">Inventory management</text:p>
        </text:list-item>
        <text:list-item>
          <text:p text:style-name="P33">Salesman of DirecTV and Dish Network products</text:p>
        </text:list-item>
      </text:list>
      <text:p text:style-name="P13"/>
      <text:p text:style-name="P13">Certifications</text:p>
      <text:list xml:id="list731938289" text:style-name="WWNum1">
        <text:list-item>
          <text:p text:style-name="P20">CompTIA A+ (2010) (COMP001020179103)</text:p>
        </text:list-item>
      </text:list>
      <text:p text:style-name="P14"/>
      <text:p text:style-name="P13">Awards</text:p>
      <text:list xml:id="list86764464" text:style-name="WWNum7">
        <text:list-item>
          <text:p text:style-name="P21">Kellogg Community College Dean's List (four semesters)</text:p>
        </text:list-item>
        <text:list-item>
          <text:p text:style-name="P21">Phi Theta Kappa</text:p>
        </text:list-item>
        <text:list-item>
          <text:p text:style-name="P21">Cyber Foundations award, as the result of a National Security Competition (2012)</text:p>
          <text:list>
            <text:list-item>
              <text:p text:style-name="P35">Ranked 7th in the State of Michigan and top 10% in the nation</text:p>
            </text:list-item>
          </text:list>
        </text:list-item>
      </text:list>
      <text:p text:style-name="P4"/>
      <text:p text:style-name="P10"/>
      <text:p text:style-name="P15">Education</text:p>
      <text:p text:style-name="P1"><text:span text:style-name="T4">Udacity</text:span><text:span text:style-name="T2">, Online<text:tab/><text:tab/><text:tab/><text:tab/><text:tab/><text:tab/> <text:s text:c="23"/>Dec. 2017 - Feb. 2018</text:span></text:p>
      <text:list xml:id="list1244150128" text:style-name="WWNum8">
        <text:list-item>
          <text:p text:style-name="P29">Data Foundations Nanodegree</text:p>
        </text:list-item>
      </text:list>
      <text:p text:style-name="P10"/>
      <text:p text:style-name="P2"><text:span text:style-name="T4">Kellogg Community College</text:span><text:span text:style-name="T2">, Battle Creek, MI <text:s text:c="61"/>2012 - 2014</text:span></text:p>
      <text:list xml:id="list1314816863" text:style-name="WWNum2">
        <text:list-item>
          <text:p text:style-name="P30">Field of Study: Computer Networking</text:p>
        </text:list-item>
      </text:list>
      <text:p text:style-name="P9"/>
      <text:p text:style-name="P2"><text:span text:style-name="T4">Calhoun Area Career Center</text:span><text:span text:style-name="T2">, Battle Creek, MI <text:s text:c="60"/>2010 - 2012</text:span></text:p>
      <text:list xml:id="list3265679556" text:style-name="WWNum9">
        <text:list-item>
          <text:p text:style-name="P34">Computer Networking Program</text:p>
        </text:list-item>
      </text:list>
      <text:p text:style-name="P9"/>
      <text:p text:style-name="P2"><text:span text:style-name="T4">Marshall High School</text:span><text:span text:style-name="T2">, Marshall, MI <text:s text:c="77"/>2008 - 2012</text:span></text:p>
      <text:p text:style-name="P6"/>
      <text:p text:style-name="P10">Personal Projects</text:p>
      <text:list xml:id="list1325940015" text:style-name="WWNum5">
        <text:list-item>
          <text:p text:style-name="P31">Data analysis of my text messages and dreams using Tableau, Google BigQuery, Google Data Studio, and Excel</text:p>
        </text:list-item>
        <text:list-item>
          <text:p text:style-name="P31">E-mail using Google G Suite and Microsoft Office 365</text:p>
        </text:list-item>
        <text:list-item>
          <text:p text:style-name="P31">Homelab utilizing </text:p>
          <text:list>
            <text:list-item>
              <text:p text:style-name="P36">Amazon Web Services, Google Compute Engine, and Microsoft Azure</text:p>
            </text:list-item>
            <text:list-item>
              <text:p text:style-name="P36">Backblaze B2</text:p>
            </text:list-item>
            <text:list-item>
              <text:p text:style-name="P36">VMWare ESXi</text:p>
            </text:list-item>
            <text:list-item>
              <text:p text:style-name="P36">pFsense</text:p>
            </text:list-item>
            <text:list-item>
              <text:p text:style-name="P36">IPsec VPN Tunnels</text:p>
            </text:list-item>
          </text:list>
        </text:list-item>
        <text:list-item>
          <text:p text:style-name="P31">Personal website</text:p>
        </text:list-item>
        <text:list-item>
          <text:p text:style-name="P22">Technical walkthroughs for FreeNAS, WIM Images, WDS, and Google Compute Engine</text:p>
        </text:list-item>
      </text:list>
      <text:p text:style-name="P6"/>
      <text:p text:style-name="P11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8-04-02T15:05:23.758000000</dc:date>
    <meta:editing-duration>PT1M34S</meta:editing-duration>
    <meta:editing-cycles>3</meta:editing-cycles>
    <meta:document-statistic meta:table-count="0" meta:image-count="0" meta:object-count="0" meta:page-count="2" meta:paragraph-count="55" meta:word-count="369" meta:character-count="3074" meta:non-whitespace-character-count="1998"/>
  </office:meta>
</office:document-meta>
</file>